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52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fo:font-weight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9" style:family="table-cell" style:parent-style-name="Default">
      <style:table-cell-properties fo:background-color="#c0c0c0"/>
      <style:text-properties fo:color="#0000ff" fo:font-weight="normal"/>
    </style:style>
    <style:style style:name="ce10" style:family="table-cell" style:parent-style-name="Default">
      <style:text-properties fo:color="#0000ff" fo:font-weight="normal"/>
    </style:style>
    <style:style style:name="ce11" style:family="table-cell" style:parent-style-name="Default">
      <style:table-cell-properties fo:background-color="transparent"/>
      <style:text-properties fo:color="#0000ff" fo:font-weight="normal"/>
    </style:style>
    <style:style style:name="ce12" style:family="table-cell" style:parent-style-name="Default">
      <style:table-cell-properties fo:background-color="#ffff00"/>
      <style:text-properties fo:color="#0000ff" fo:font-weight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14" style:family="table-cell" style:parent-style-name="Default">
      <style:text-properties fo:font-weight="bold"/>
    </style:style>
    <style:style style:name="ce15" style:family="table-cell" style:parent-style-name="Default">
      <style:table-cell-properties fo:background-color="transparent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1.74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fo:min-height="2.837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2.91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5.3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default-cell-style-name="ce14"/>
        <table:table-column table:style-name="co4" table:default-cell-style-name="Default"/>
        <table:table-column table:style-name="co6" table:number-columns-repeated="248" table:default-cell-style-name="Default"/>
        <table:table-row table:style-name="ro1">
          <table:table-cell office:value-type="string">
            <text:p># Supplementary data for WALS, Indo-European languages</text:p>
          </table:table-cell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6" office:value-type="string">
            <text:p>Hittite</text:p>
          </table:table-cell>
          <table:table-cell table:style-name="ce6" office:value-type="string">
            <text:p>Tocharian A</text:p>
          </table:table-cell>
          <table:table-cell table:style-name="ce6" office:value-type="string">
            <text:p>Tocharian B</text:p>
          </table:table-cell>
          <table:table-cell table:style-name="ce6" table:number-columns-repeated="4"/>
          <table:table-cell table:style-name="ce14" table:number-columns-repeated="247"/>
          <table:table-cell/>
        </table:table-row>
        <table:table-row table:style-name="ro1">
          <table:table-cell table:style-name="ce2" office:value-type="string">
            <text:p>iso_code</text:p>
          </table:table-cell>
          <table:table-cell table:style-name="ce7" office:value-type="string">
            <text:p>hit</text:p>
          </table:table-cell>
          <table:table-cell table:style-name="ce7" office:value-type="string">
            <text:p>xto</text:p>
          </table:table-cell>
          <table:table-cell table:style-name="ce7" office:value-type="string">
            <text:p>txb</text:p>
          </table:table-cell>
          <table:table-cell table:style-name="ce13" table:number-columns-repeated="252"/>
        </table:table-row>
        <table:table-row table:style-name="ro1">
          <table:table-cell office:value-type="string">
            <text:p>wals_code</text:p>
          </table:table-cell>
          <table:table-cell table:style-name="ce8" office:value-type="string">
            <text:p>xhit</text:p>
          </table:table-cell>
          <table:table-cell table:style-name="ce8" office:value-type="string">
            <text:p>xxto</text:p>
          </table:table-cell>
          <table:table-cell table:style-name="ce8" office:value-type="string">
            <text:p>xtxb</text:p>
          </table:table-cell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3" office:value-type="string">
            <office:annotation draw:style-name="gr1" draw:text-style-name="P3" svg:width="10.892cm" svg:height="3.563cm" svg:x="10.436cm" svg:y="2.748cm" draw:caption-point-x="-10.436cm" draw:caption-point-y="-2.748cm">
              <dc:date>2008-05-01T00:00:00</dc:date>
              <text:p text:style-name="P1"><text:span text:style-name="T1">DRYADJ 1 Modifying adjective precedes noun (AdjN)</text:span></text:p>
              <text:p text:style-name="P1"><text:span text:style-name="T1">DRYADJ 2 Modifying adjective follows noun (NAdj)</text:span></text:p>
              <text:p text:style-name="P1"><text:span text:style-name="T1">DRYADJ 3 Both orders of noun and modifying adjective occur, with neither dominant</text:span></text:p>
              <text:p text:style-name="P1"><text:span text:style-name="T1">DRYADJ 4 Adjectives do not modify nouns, occurring as predicates in internally headed relative clauses</text:span></text:p>
              <text:p text:style-name="P2"><text:span text:style-name="T2"/></text:p>
            </office:annotation>
            <text:p>DRYADJ Order of Adjective and Noun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>
            <office:annotation draw:style-name="gr2" draw:text-style-name="P2" svg:width="5.799cm" svg:height="4.009cm" svg:x="2.613cm" svg:y="0.645cm" draw:caption-point-x="-2.613cm" draw:caption-point-y="-0.645cm">
              <dc:date>2008-05-01T00:00:00</dc:date>
              <text:p text:style-name="P1"><text:span text:style-name="T1"># DRYADP 1 Postpositions</text:span></text:p>
              <text:p text:style-name="P1"><text:span text:style-name="T1"># DRYADP 2 Prepositions</text:span></text:p>
              <text:p text:style-name="P1"><text:span text:style-name="T1"># DRYADP 3 Inpositions</text:span></text:p>
              <text:p text:style-name="P1"><text:span text:style-name="T1"># DRYADP 4 More than one adposition type with none dominant</text:span></text:p>
              <text:p text:style-name="P1"><text:span text:style-name="T1"># DRYADP 5 No adpositions</text:span></text:p>
              <text:p text:style-name="P2"><text:span text:style-name="T2"/></text:p>
            </office:annotation>
            <text:p>DRYADP Order of Adposition and Noun Phrase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49"/>
        </table:table-row>
        <table:table-row table:style-name="ro1">
          <table:table-cell office:value-type="string">
            <office:annotation draw:style-name="gr2" draw:text-style-name="P2" svg:width="13.442cm" svg:height="4.981cm" svg:x="2.613cm" svg:y="4.493cm" draw:caption-point-x="-2.613cm" draw:caption-point-y="-4.493cm">
              <dc:date>2008-05-01T00:00:00</dc:date>
              <text:p text:style-name="P1"><text:span text:style-name="T1"># DRYCAS 1 Case suffixes</text:span></text:p>
              <text:p text:style-name="P1"><text:span text:style-name="T1"># DRYCAS 2 Case prefixes</text:span></text:p>
              <text:p text:style-name="P1"><text:span text:style-name="T1"># DRYCAS 3 Case coded by tone</text:span></text:p>
              <text:p text:style-name="P1"><text:span text:style-name="T1"># DRYCAS 4 Case coded by changes within noun stem</text:span></text:p>
              <text:p text:style-name="P1"><text:span text:style-name="T1"># DRYCAS 5 Mixed morphological case strategies with none primary</text:span></text:p>
              <text:p text:style-name="P1"><text:span text:style-name="T1"># DRYCAS 6 Postpositional clitics</text:span></text:p>
              <text:p text:style-name="P1"><text:span text:style-name="T1"># DRYCAS 7 Prepositional clitics</text:span></text:p>
              <text:p text:style-name="P1"><text:span text:style-name="T1"># DRYCAS 8 Inpositional clitics</text:span></text:p>
              <text:p text:style-name="P1"><text:span text:style-name="T1"># DRYCAS 9 Neither case affixes nor adpositional clitics</text:span></text:p>
              <text:p text:style-name="P2"><text:span text:style-name="T2"/></text:p>
            </office:annotation>
            <text:p>DRYCAS Position of Case Affixes</text:p>
          </table:table-cell>
          <table:table-cell table:number-columns-repeated="3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" office:value-type="string">
            <office:annotation draw:style-name="gr3" draw:text-style-name="P2" svg:width="13.214cm" svg:height="2.065cm" svg:x="2.613cm" svg:y="2.367cm" draw:caption-point-x="-2.613cm" draw:caption-point-y="-2.367cm">
              <dc:date>2008-05-01T00:00:00</dc:date>
              <text:p text:style-name="P1"><text:span text:style-name="T1">DRYCOQ 1 Interrogative phrases obligatorily initial</text:span></text:p>
              <text:p text:style-name="P1"><text:span text:style-name="T1">DRYCOQ 2 Interrogative phrases not obligatorily initial</text:span></text:p>
              <text:p text:style-name="P1"><text:span text:style-name="T1">DRYCOQ 3 Mixed, some interrogative phrases obligatorily initial, some not</text:span></text:p>
              <text:p text:style-name="P2"><text:span text:style-name="T2"/></text:p>
            </office:annotation>
            <text:p>DRYCOQ Position of Interrogative Phrases in Content Questions</text:p>
          </table:table-cell>
          <table:table-cell table:style-name="ce11" table:number-columns-repeated="3"/>
          <table:table-cell table:style-name="ce15"/>
          <table:table-cell table:style-name="ce4"/>
          <table:table-cell table:style-name="ce15"/>
          <table:table-cell table:style-name="ce4" table:number-columns-repeated="249"/>
        </table:table-row>
        <table:table-row table:style-name="ro1">
          <table:table-cell office:value-type="string">
            <office:annotation draw:style-name="gr4" draw:text-style-name="P2" svg:width="13.663cm" svg:height="3.037cm" svg:x="2.613cm" svg:y="3.642cm" draw:caption-point-x="-2.613cm" draw:caption-point-y="-3.642cm">
              <dc:date>2008-05-01T00:00:00</dc:date>
              <text:p text:style-name="P1"><text:span text:style-name="T1">DRYDEF 1 Definite word distinct from demonstrative</text:span></text:p>
              <text:p text:style-name="P1"><text:span text:style-name="T1">DRYDEF 2 Demonstrative word used as marker of definiteness</text:span></text:p>
              <text:p text:style-name="P1"><text:span text:style-name="T1">DRYDEF 3 Definite affix on noun</text:span></text:p>
              <text:p text:style-name="P1"><text:span text:style-name="T1">DRYDEF 4 No definite article but indefinite article</text:span></text:p>
              <text:p text:style-name="P1"><text:span text:style-name="T1">DRYDEF 5 Neither definite nor indefinite article</text:span></text:p>
              <text:p text:style-name="P2"><text:span text:style-name="T2"/></text:p>
            </office:annotation>
            <text:p>DRYDEF Definite Articles</text:p>
          </table:table-cell>
          <table:table-cell table:number-columns-repeated="255"/>
        </table:table-row>
        <table:table-row table:style-name="ro1">
          <table:table-cell table:style-name="ce4" office:value-type="string">
            <office:annotation draw:style-name="gr2" draw:text-style-name="P2" svg:width="10.303cm" svg:height="2.551cm" svg:x="2.613cm" svg:y="3.217cm" draw:caption-point-x="-2.613cm" draw:caption-point-y="-3.217cm">
              <dc:date>2008-05-01T00:00:00</dc:date>
              <text:p text:style-name="P1"><text:span text:style-name="T1"># DRYDEG 1 Degree word precedes adjective (DegAdj)</text:span></text:p>
              <text:p text:style-name="P1"><text:span text:style-name="T1"># DRYDEG 2 Degree word follows adjective (AdjDeg)</text:span></text:p>
              <text:p text:style-name="P1"><text:span text:style-name="T1"># DRYDEG 3 Both orders occur with neither order dominant</text:span></text:p>
              <text:p text:style-name="P2"><text:span text:style-name="T2"/></text:p>
            </office:annotation>
            <text:p>DRYDEG Order of Degree Word and Adjective</text:p>
          </table:table-cell>
          <table:table-cell table:style-name="ce11" table:number-columns-repeated="3"/>
          <table:table-cell table:style-name="ce15"/>
          <table:table-cell table:style-name="ce4"/>
          <table:table-cell table:style-name="ce15"/>
          <table:table-cell table:style-name="ce4" table:number-columns-repeated="249"/>
        </table:table-row>
        <table:table-row table:style-name="ro1">
          <table:table-cell table:style-name="ce3" office:value-type="string">
            <office:annotation draw:style-name="gr2" draw:text-style-name="P2" svg:width="15.232cm" svg:height="3.523cm" svg:x="2.613cm" svg:y="4.918cm" draw:caption-point-x="-2.613cm" draw:caption-point-y="-4.918cm">
              <dc:date>2008-05-01T00:00:00</dc:date>
              <text:p text:style-name="P1"><text:span text:style-name="T1"># DRYDEM 1 Demonstrative word precedes noun (DemN)</text:span></text:p>
              <text:p text:style-name="P1"><text:span text:style-name="T1"># DRYDEM 2 Demonstrative word follows noun (NDem)</text:span></text:p>
              <text:p text:style-name="P1"><text:span text:style-name="T1"># DRYDEM 3 Demonstrative prefix on noun</text:span></text:p>
              <text:p text:style-name="P1"><text:span text:style-name="T1"># DRYDEM 4 Demonstrative suffix on noun</text:span></text:p>
              <text:p text:style-name="P1"><text:span text:style-name="T1"># DRYDEM 5 Demonstrative simultaneously before and after noun</text:span></text:p>
              <text:p text:style-name="P1"><text:span text:style-name="T1"># DRYDEM 6 Two or more of above types with none dominant</text:span></text:p>
              <text:p text:style-name="P2"><text:span text:style-name="T2"/></text:p>
            </office:annotation>
            <text:p>DRYDEM Order of Demonstrative and Noun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>
            <office:annotation draw:style-name="gr2" draw:text-style-name="P2" svg:width="11.68cm" svg:height="2.065cm" svg:x="2.613cm" svg:y="4.068cm" draw:caption-point-x="-2.613cm" draw:caption-point-y="-4.068cm">
              <dc:date>2008-05-01T00:00:00</dc:date>
              <text:p text:style-name="P1"><text:span text:style-name="T1"># DRYGEN 1 Genitive-noun (GenN)</text:span></text:p>
              <text:p text:style-name="P1"><text:span text:style-name="T1"># DRYGEN 2 Noun-nenitive (NGen)</text:span></text:p>
              <text:p text:style-name="P1"><text:span text:style-name="T1"># DRYGEN 3 Both orders occur with neither order dominant</text:span></text:p>
              <text:p text:style-name="P2"><text:span text:style-name="T2"/></text:p>
            </office:annotation>
            <text:p>DRYGEN Order of Genitive and Noun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49"/>
        </table:table-row>
        <table:table-row table:style-name="ro1">
          <table:table-cell office:value-type="string">
            <office:annotation draw:style-name="gr5" draw:text-style-name="P2" svg:width="12.644cm" svg:height="3.117cm" svg:x="2.613cm" svg:y="5.343cm" draw:caption-point-x="-2.613cm" draw:caption-point-y="-5.343cm">
              <dc:date>2008-05-01T00:00:00</dc:date>
              <text:p text:style-name="P1"><text:span text:style-name="T1">DRYIND 1 Indefinite word distinct from numeral for ‘one’</text:span></text:p>
              <text:p text:style-name="P1"><text:span text:style-name="T1">DRYIND 2 Numeral for ‘one’ is used as indefinite article</text:span></text:p>
              <text:p text:style-name="P1"><text:span text:style-name="T1">DRYIND 3 Indefinite affix on noun</text:span></text:p>
              <text:p text:style-name="P1"><text:span text:style-name="T1">DRYIND 4 No indefinite article but definite article</text:span></text:p>
              <text:p text:style-name="P1"><text:span text:style-name="T1">DRYIND 5 Neither indefinite nor definite</text:span></text:p>
              <text:p text:style-name="P2"><text:span text:style-name="T2"/></text:p>
            </office:annotation>
            <text:p>DRYIND Indefinite Articles</text:p>
          </table:table-cell>
          <table:table-cell table:number-columns-repeated="255"/>
        </table:table-row>
        <table:table-row table:style-name="ro1">
          <table:table-cell table:style-name="ce4" office:value-type="string">
            <office:annotation draw:style-name="gr2" draw:text-style-name="P2" svg:width="11.432cm" svg:height="3.603cm" svg:x="2.613cm" svg:y="6.194cm" draw:caption-point-x="-2.613cm" draw:caption-point-y="-6.194cm">
              <dc:date>2008-05-01T00:00:00</dc:date>
              <text:p text:style-name="P1"><text:span text:style-name="T1"># DRYNEG 1 Negative affix</text:span></text:p>
              <text:p text:style-name="P1"><text:span text:style-name="T1"># DRYNEG 2 Negative auxiliary verb</text:span></text:p>
              <text:p text:style-name="P1"><text:span text:style-name="T1"># DRYNEG 3 Negative particle</text:span></text:p>
              <text:p text:style-name="P1"><text:span text:style-name="T1"># DRYNEG 4 Other type of negative word</text:span></text:p>
              <text:p text:style-name="P1"><text:span text:style-name="T1"># DRYNEG 5 Variation between negative word and affix</text:span></text:p>
              <text:p text:style-name="P1"><text:span text:style-name="T1"># DRYNEG 6 Double negation</text:span></text:p>
              <text:p><text:span text:style-name="T1"><text:s/></text:span></text:p>
            </office:annotation>
            <text:p>DRYNEG Negative Morphemes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249"/>
        </table:table-row>
        <table:table-row table:style-name="ro1">
          <table:table-cell office:value-type="string">
            <office:annotation draw:style-name="gr2" draw:text-style-name="P2" svg:width="15.904cm" svg:height="4.981cm" svg:x="3.539cm" svg:y="7.895cm" draw:caption-point-x="-3.539cm" draw:caption-point-y="-7.895cm">
              <dc:date>2008-05-01T00:00:00</dc:date>
              <text:p text:style-name="P1"><text:span text:style-name="T1">DRYNPL 1 Plural prefix</text:span></text:p>
              <text:p text:style-name="P1"><text:span text:style-name="T1">DRYNPL 2 Plural suffix</text:span></text:p>
              <text:p text:style-name="P1"><text:span text:style-name="T1">DRYNPL 3 Plural stem change</text:span></text:p>
              <text:p text:style-name="P1"><text:span text:style-name="T1">DRYNPL 4 Plural tone</text:span></text:p>
              <text:p text:style-name="P1"><text:span text:style-name="T1">DRYNPL 5 Plural by complete reduplication of stem</text:span></text:p>
              <text:p text:style-name="P1"><text:span text:style-name="T1">DRYNPL 6 Morphological plural with no method primary</text:span></text:p>
              <text:p text:style-name="P1"><text:span text:style-name="T1">DRYNPL 7 Plural word</text:span></text:p>
              <text:p text:style-name="P1"><text:span text:style-name="T1">DRYNPL 8 Plural clitic</text:span></text:p>
              <text:p text:style-name="P1"><text:span text:style-name="T1">DRYNPL 9 No Plural</text:span></text:p>
              <text:p text:style-name="P2"><text:span text:style-name="T2"/></text:p>
            </office:annotation>
            <text:p>DRYNPL Coding of Nominal Plurality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>
            <office:annotation draw:style-name="gr2" draw:text-style-name="P2" svg:width="11.305cm" svg:height="3.037cm" svg:x="3.539cm" svg:y="6.194cm" draw:caption-point-x="-3.539cm" draw:caption-point-y="-6.194cm">
              <dc:date>2008-05-01T00:00:00</dc:date>
              <text:p text:style-name="P1"><text:span text:style-name="T1">DRYNUM 1 Numeral precedes noun (NumN)</text:span></text:p>
              <text:p text:style-name="P1"><text:span text:style-name="T1">DRYNUM 2 Numeral follows noun (NNum)</text:span></text:p>
              <text:p text:style-name="P1"><text:span text:style-name="T1">DRYNUM 3 Both orders of numeral and noun with neither order dominant</text:span></text:p>
              <text:p text:style-name="P1"><text:span text:style-name="T1">DRYNUM 4 Numeral only modifies verb</text:span></text:p>
              <text:p text:style-name="P2"><text:span text:style-name="T2"/></text:p>
            </office:annotation>
            <text:p>DRYNUM Order of Numeral and Noun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>
            <office:annotation draw:style-name="gr2" draw:text-style-name="P2" svg:width="12.379cm" svg:height="2.065cm" svg:x="3.539cm" svg:y="6.194cm" draw:caption-point-x="-3.539cm" draw:caption-point-y="-6.194cm">
              <dc:date>2008-05-01T00:00:00</dc:date>
              <text:p text:style-name="P1"><text:span text:style-name="T1">DRYOBV 1 Object precedes verb (OV)</text:span></text:p>
              <text:p text:style-name="P1"><text:span text:style-name="T1">DRYOBV 2 Object follows verb (VO)</text:span></text:p>
              <text:p text:style-name="P1"><text:span text:style-name="T1">DRYOBV 3 Both orders with neither order dominant</text:span></text:p>
              <text:p text:style-name="P2"><text:span text:style-name="T2"/></text:p>
            </office:annotation>
            <text:p>DRYOBV Order of Object and Verb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49"/>
        </table:table-row>
        <table:table-row table:style-name="ro1">
          <table:table-cell office:value-type="string">
            <office:annotation draw:style-name="gr2" draw:text-style-name="P2" svg:width="13.866cm" svg:height="4.009cm" svg:x="3.539cm" svg:y="9.171cm" draw:caption-point-x="-3.539cm" draw:caption-point-y="-9.171cm">
              <dc:date>2008-05-01T00:00:00</dc:date>
              <text:p text:style-name="P1"><text:span text:style-name="T1">DRYOSC 1 Adverbial subordinators which are separate words and which appear at the beginning of the subordinate clause</text:span></text:p>
              <text:p text:style-name="P1"><text:span text:style-name="T1">DRYOSC 2 Adverbial subordinators which are separate words and which appear at the end of the subordinate clause</text:span></text:p>
              <text:p text:style-name="P1"><text:span text:style-name="T1">DRYOSC 3 Clause-internal adverbial subordinators</text:span></text:p>
              <text:p text:style-name="P1"><text:span text:style-name="T1">DRYOSC 4 Suffixal adverbial subordinators</text:span></text:p>
              <text:p text:style-name="P1"><text:span text:style-name="T1">DRYOSC 5 More than one type of adverbial subordinators with none dominant</text:span></text:p>
              <text:p text:style-name="P2"><text:span text:style-name="T2"/></text:p>
            </office:annotation>
            <text:p>DRYOSC Order of Adverbial Subordinator and Clause</text:p>
          </table:table-cell>
          <table:table-cell table:number-columns-repeated="5"/>
          <table:table-cell table:style-name="Default"/>
          <table:table-cell table:number-columns-repeated="249"/>
        </table:table-row>
        <table:table-row table:style-name="ro1">
          <table:table-cell office:value-type="string">
            <office:annotation draw:style-name="gr2" draw:text-style-name="P2" svg:width="14.279cm" svg:height="4.009cm" svg:x="6.234cm" svg:y="8.353cm" draw:caption-point-x="-6.234cm" draw:caption-point-y="-8.353cm">
              <dc:date>2008-05-01T00:00:00</dc:date>
              <text:p text:style-name="P1"><text:span text:style-name="T1">DRYPOQ 1 Question particle</text:span></text:p>
              <text:p text:style-name="P1"><text:span text:style-name="T1">DRYPOQ 2 Interrogative verb morphology</text:span></text:p>
              <text:p text:style-name="P1"><text:span text:style-name="T1">DRYPOQ 3 Question particle and interrogative verb morphology</text:span></text:p>
              <text:p text:style-name="P1"><text:span text:style-name="T1">DRYPOQ 4 Interrogative word order</text:span></text:p>
              <text:p text:style-name="P1"><text:span text:style-name="T1">DRYPOQ 5 Absence of declarative morphemes</text:span></text:p>
              <text:p text:style-name="P1"><text:span text:style-name="T1">DRYPOQ 6 Interrogative intonation only</text:span></text:p>
              <text:p text:style-name="P1"><text:span text:style-name="T1">DRYPOQ 7 No interrogative-declarative distinction</text:span></text:p>
              <text:p text:style-name="P2"><text:span text:style-name="T2"/></text:p>
            </office:annotation>
            <text:p>DRYPOQ Polar Questions</text:p>
          </table:table-cell>
          <table:table-cell table:number-columns-repeated="255"/>
        </table:table-row>
        <table:table-row table:style-name="ro1">
          <table:table-cell office:value-type="string">
            <office:annotation draw:style-name="gr2" draw:text-style-name="P2" svg:width="14.499cm" svg:height="2.551cm" svg:x="3.539cm" svg:y="7.895cm" draw:caption-point-x="-3.539cm" draw:caption-point-y="-7.895cm">
              <dc:date>2008-05-01T00:00:00</dc:date>
              <text:p text:style-name="P1"><text:span text:style-name="T1">DRYPOS 1 Possessive prefixes</text:span></text:p>
              <text:p text:style-name="P1"><text:span text:style-name="T1">DRYPOS 2 Possessive suffixes</text:span></text:p>
              <text:p text:style-name="P1"><text:span text:style-name="T1">DRYPOS 3 Both possessive prefixes and possessive suffixes, with neither primary</text:span></text:p>
              <text:p text:style-name="P1"><text:span text:style-name="T1">DRYPOS 4 No possessive affixes</text:span></text:p>
              <text:p text:style-name="P2"><text:span text:style-name="T2"/></text:p>
            </office:annotation>
            <text:p>DRYPOS Position of Pronominal Possessive Affixes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office:annotation draw:style-name="gr2" draw:text-style-name="P2" svg:width="15.05cm" svg:height="3.523cm" svg:x="3.539cm" svg:y="11.297cm" draw:caption-point-x="-3.539cm" draw:caption-point-y="-11.297cm">
              <dc:date>2008-05-01T00:00:00</dc:date>
              <text:p text:style-name="P1"><text:span text:style-name="T1">DRYPQP 1 Question particle at beginning of sentence</text:span></text:p>
              <text:p text:style-name="P1"><text:span text:style-name="T1">DRYPQP 2 Question particle at end of sentence</text:span></text:p>
              <text:p text:style-name="P1"><text:span text:style-name="T1">DRYPQP 3 Question particle in second position in sentence</text:span></text:p>
              <text:p text:style-name="P1"><text:span text:style-name="T1">DRYPQP 4 Question particle with other position</text:span></text:p>
              <text:p text:style-name="P1"><text:span text:style-name="T1">DRYPQP 5 Question particle in either of two positions</text:span></text:p>
              <text:p text:style-name="P1"><text:span text:style-name="T1">DRYPQP 6 No question particle</text:span></text:p>
              <text:p text:style-name="P2"><text:span text:style-name="T2"/></text:p>
            </office:annotation>
            <text:p>DRYPQP Position of Polar Question Particles</text:p>
          </table:table-cell>
          <table:table-cell table:number-columns-repeated="255"/>
        </table:table-row>
        <table:table-row table:style-name="ro1">
          <table:table-cell table:style-name="ce4" office:value-type="string">
            <office:annotation draw:style-name="gr2" draw:text-style-name="P2" svg:width="12.298cm" svg:height="3.523cm" svg:x="9.486cm" svg:y="12.36cm" draw:caption-point-x="-9.486cm" draw:caption-point-y="-12.36cm">
              <dc:date>2008-05-01T00:00:00</dc:date>
              <text:p text:style-name="P1"><text:span text:style-name="T1">DRYPRE 1 Little or no inflectional morphology</text:span></text:p>
              <text:p text:style-name="P1"><text:span text:style-name="T1">DRYPRE 2 Predominantly suffixing</text:span></text:p>
              <text:p text:style-name="P1"><text:span text:style-name="T1">DRYPRE 3 Moderate preference for suffixing</text:span></text:p>
              <text:p text:style-name="P1"><text:span text:style-name="T1">DRYPRE 4 Approximately equal amounts of suffixing and prefixing</text:span></text:p>
              <text:p text:style-name="P1"><text:span text:style-name="T1">DRYPRE 5 Moderate preference for prefixing</text:span></text:p>
              <text:p text:style-name="P1"><text:span text:style-name="T1">DRYPRE 6 Predominantly prefixing</text:span></text:p>
              <text:p text:style-name="P2"><text:span text:style-name="T2"/></text:p>
            </office:annotation>
            <text:p>DRYPRE Prefixing vs. Suffixing in Inflectional Morphology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249"/>
        </table:table-row>
        <table:table-row table:style-name="ro1">
          <table:table-cell office:value-type="string">
            <office:annotation draw:style-name="gr6" draw:text-style-name="P2" svg:width="15.039cm" svg:height="5.547cm" svg:x="5.269cm" svg:y="11.542cm" draw:caption-point-x="-5.269cm" draw:caption-point-y="-11.542cm">
              <dc:date>2008-05-01T00:00:00</dc:date>
              <text:p text:style-name="P1"><text:span text:style-name="T1">DRYPRO 1 Pronominal subjects are expressed by pronouns in subject position that are normally if not obligatorily present</text:span></text:p>
              <text:p text:style-name="P1"><text:span text:style-name="T1">DRYPRO 2 Pronominal subjects are expressed by affixes on verbs</text:span></text:p>
              <text:p text:style-name="P1"><text:span text:style-name="T1">DRYPRO 3 Pronominal subjects are expressed by clitics with variable host</text:span></text:p>
              <text:p text:style-name="P1"><text:span text:style-name="T1">DRYPRO 4 Pronominal subjects are expressed by subject pronouns that occur in a different syntactic position from full noun phrase subjects</text:span></text:p>
              <text:p text:style-name="P1"><text:span text:style-name="T1">DRYPRO 5 Pronominal subjects are expressed only by pronouns in subject position, but these pronouns are often left out</text:span></text:p>
              <text:p text:style-name="P1"><text:span text:style-name="T1">DRYPRO 6 More than one of the above types with none dominant</text:span></text:p>
              <text:p text:style-name="P2"><text:span text:style-name="T2"/></text:p>
            </office:annotation>
            <text:p>DRYPRO Expression of Pronominal Subjects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office:annotation draw:style-name="gr2" draw:text-style-name="P2" svg:width="14.692cm" svg:height="3.037cm" svg:x="3.539cm" svg:y="10.021cm" draw:caption-point-x="-3.539cm" draw:caption-point-y="-10.021cm">
              <dc:date>2008-05-01T00:00:00</dc:date>
              <text:p text:style-name="P1"><text:span text:style-name="T1">DRYRAO 1 Object-verb and adjective-noun (OV&amp;AdjN)</text:span></text:p>
              <text:p text:style-name="P1"><text:span text:style-name="T1">DRYRAO 2 Object-verb and noun-adjective (OV&amp;NAdj)</text:span></text:p>
              <text:p text:style-name="P1"><text:span text:style-name="T1">DRYRAO 3 Verb-object and adjective-noun (VO&amp;AdjN)</text:span></text:p>
              <text:p text:style-name="P1"><text:span text:style-name="T1">DRYRAO 4 Verb-object and noun-adjective (VO&amp;NAdj)</text:span></text:p>
              <text:p text:style-name="P1"><text:span text:style-name="T1">DRYRAO 5 Languages not falling into one of the preceding four types</text:span></text:p>
              <text:p text:style-name="P2"><text:span text:style-name="T2"/></text:p>
            </office:annotation>
            <text:p>DRYRAO Relationship between Order of Object and Verb and Order of Adjective and Nou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5" office:value-type="string">
            <office:annotation draw:style-name="gr2" draw:text-style-name="P2" svg:width="11.105cm" svg:height="4.009cm" svg:x="10.35cm" svg:y="12.165cm" draw:caption-point-x="-10.35cm" draw:caption-point-y="-12.165cm">
              <dc:date>2008-05-01T00:00:00</dc:date>
              <text:p text:style-name="P1"><text:span text:style-name="T1">DRYREL 1 Relative clause follows noun (NRel)</text:span></text:p>
              <text:p text:style-name="P1"><text:span text:style-name="T1">DRYREL 2 Relative clause precedes noun (RelN)</text:span></text:p>
              <text:p text:style-name="P1"><text:span text:style-name="T1">DRYREL 3 Internally-headed relative clause</text:span></text:p>
              <text:p text:style-name="P1"><text:span text:style-name="T1">DRYREL 4 Correlative relative clause</text:span></text:p>
              <text:p text:style-name="P1"><text:span text:style-name="T1">DRYREL 5 Adjoined relative clause</text:span></text:p>
              <text:p text:style-name="P1"><text:span text:style-name="T1">DRYREL 6 Double-headed relative clause</text:span></text:p>
              <text:p text:style-name="P1"><text:span text:style-name="T1">DRYREL 7 Mixed types of relative clause with none dominant</text:span></text:p>
              <text:p text:style-name="P2"><text:span text:style-name="T2"/></text:p>
            </office:annotation>
            <text:p>DRYREL Order of Relative Clause and Noun</text:p>
          </table:table-cell>
          <table:table-cell table:style-name="ce12" office:value-type="float" office:value="12">
            <text:p>12</text:p>
          </table:table-cell>
          <table:table-cell table:style-name="ce12" table:number-columns-repeated="2"/>
          <table:table-cell table:number-columns-repeated="252"/>
        </table:table-row>
        <table:table-row table:style-name="ro1">
          <table:table-cell office:value-type="string">
            <office:annotation draw:style-name="gr2" draw:text-style-name="P2" svg:width="12.324cm" svg:height="3.037cm" svg:x="8.948cm" svg:y="12.147cm" draw:caption-point-x="-8.948cm" draw:caption-point-y="-12.147cm">
              <dc:date>2008-05-01T00:00:00</dc:date>
              <text:p text:style-name="P1"><text:span text:style-name="T1">DRYRPO 1 Object-verb and postpositional (OV&amp;Postp)</text:span></text:p>
              <text:p text:style-name="P1"><text:span text:style-name="T1">DRYRPO 2 Object-verb and prepositional (OV&amp;Prep)</text:span></text:p>
              <text:p text:style-name="P1"><text:span text:style-name="T1">DRYRPO 3 Verb-object and postpositional (VO&amp;Postp)</text:span></text:p>
              <text:p text:style-name="P1"><text:span text:style-name="T1">DRYRPO 4 Verb-object and prepositional (VO&amp;Prep)</text:span></text:p>
              <text:p text:style-name="P1"><text:span text:style-name="T1">DRYRPO 5 Languages not falling into one of the preceding four types</text:span></text:p>
              <text:p text:style-name="P2"><text:span text:style-name="T2"/></text:p>
            </office:annotation>
            <text:p>DRYRPO Relationship between Order of Object and Verb and Order of Adposition and Noun Phras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49"/>
        </table:table-row>
        <table:table-row table:style-name="ro1">
          <table:table-cell office:value-type="string">
            <office:annotation draw:style-name="gr2" draw:text-style-name="P2" svg:width="11.277cm" svg:height="3.523cm" svg:x="3.539cm" svg:y="11.316cm" draw:caption-point-x="-3.539cm" draw:caption-point-y="-11.316cm">
              <dc:date>2008-05-01T00:00:00</dc:date>
              <text:p text:style-name="P1"><text:span text:style-name="T1">DRYRRO 1 Object-verb and relative clause-noun (OV&amp;RelN)</text:span></text:p>
              <text:p text:style-name="P1"><text:span text:style-name="T1">DRYRRO 2 Object-verb and noun-relative clause (OV&amp;NRel)</text:span></text:p>
              <text:p text:style-name="P1"><text:span text:style-name="T1">DRYRRO 3 Verb-object and relative clause-noun (VO&amp;RelN)</text:span></text:p>
              <text:p text:style-name="P1"><text:span text:style-name="T1">DRYRRO 4 Verb-object and noun-relative clause (VO&amp;NRel)</text:span></text:p>
              <text:p text:style-name="P1"><text:span text:style-name="T1">DRYRRO 5 Languages not falling into one of the preceding four types</text:span></text:p>
              <text:p text:style-name="P2"><text:span text:style-name="T2"/></text:p>
            </office:annotation>
            <text:p>DRYRRO Relationship between Order of Object and Verb and Order of Relative Clause and Noun</text:p>
          </table:table-cell>
          <table:table-cell table:number-columns-repeated="255"/>
        </table:table-row>
        <table:table-row table:style-name="ro1">
          <table:table-cell table:style-name="ce3" office:value-type="string">
            <office:annotation draw:style-name="gr2" draw:text-style-name="P2" svg:width="8.771cm" svg:height="2.551cm" svg:x="3.539cm" svg:y="10.891cm" draw:caption-point-x="-3.539cm" draw:caption-point-y="-10.891cm">
              <dc:date>2008-05-01T00:00:00</dc:date>
              <text:p text:style-name="P1"><text:span text:style-name="T1">DRYSBV 1 Subject precedes verb (SV)</text:span></text:p>
              <text:p text:style-name="P1"><text:span text:style-name="T1">DRYSBV 2 Subject follows verb (VS)</text:span></text:p>
              <text:p text:style-name="P1"><text:span text:style-name="T1">DRYSBV 3 Both orders with neither order dominant</text:span></text:p>
              <text:p text:style-name="P2"><text:span text:style-name="T2"/></text:p>
            </office:annotation>
            <text:p>DRYSBV Order of Subject and Verb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49"/>
        </table:table-row>
        <table:table-row table:style-name="ro1">
          <table:table-cell office:value-type="string">
            <office:annotation draw:style-name="gr2" draw:text-style-name="P2" svg:width="11.828cm" svg:height="4.009cm" svg:x="3.539cm" svg:y="13.018cm" draw:caption-point-x="-3.539cm" draw:caption-point-y="-13.018cm">
              <dc:date>2008-05-01T00:00:00</dc:date>
              <text:p text:style-name="P1"><text:span text:style-name="T1">DRYSOV 1 Subject-object-verb (SOV)</text:span></text:p>
              <text:p text:style-name="P1"><text:span text:style-name="T1">DRYSOV 2 Subject-verb-object (SVO)</text:span></text:p>
              <text:p text:style-name="P1"><text:span text:style-name="T1">DRYSOV 3 Verb-subject-object (VSO)</text:span></text:p>
              <text:p text:style-name="P1"><text:span text:style-name="T1">DRYSOV 4 Verb-object-subject (VOS)</text:span></text:p>
              <text:p text:style-name="P1"><text:span text:style-name="T1">DRYSOV 5 Object-verb-subject (OVS)</text:span></text:p>
              <text:p text:style-name="P1"><text:span text:style-name="T1">DRYSOV 6 Object-subject-verb (OSV)</text:span></text:p>
              <text:p text:style-name="P1"><text:span text:style-name="T1">DRYSOV 7 Lacking a dominant word order</text:span></text:p>
              <text:p text:style-name="P2"><text:span text:style-name="T2"/></text:p>
            </office:annotation>
            <text:p>DRYSOV Order of Subject, Object and Verb</text:p>
          </table:table-cell>
          <table:table-cell table:number-columns-repeated="3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office:annotation draw:style-name="gr2" draw:text-style-name="P2" svg:width="14.169cm" svg:height="3.037cm" svg:x="3.539cm" svg:y="12.592cm" draw:caption-point-x="-3.539cm" draw:caption-point-y="-12.592cm">
              <dc:date>2008-05-01T00:00:00</dc:date>
              <text:p text:style-name="P1"><text:span text:style-name="T1">DRYTAA 1 Tense-aspect prefixes</text:span></text:p>
              <text:p text:style-name="P1"><text:span text:style-name="T1">DRYTAA 2 Tense-aspect suffixes</text:span></text:p>
              <text:p text:style-name="P1"><text:span text:style-name="T1">DRYTAA 3 Tense-aspect tone</text:span></text:p>
              <text:p text:style-name="P1"><text:span text:style-name="T1">DRYTAA 4 Combination of tense-aspect strategies with none primary</text:span></text:p>
              <text:p text:style-name="P1"><text:span text:style-name="T1">DRYTAA 5 No tense-aspect inflection</text:span></text:p>
              <text:p text:style-name="P2"><text:span text:style-name="T2"/></text:p>
            </office:annotation>
            <text:p>DRYTAA Position of Tense/Aspect Affixes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49"/>
        </table:table-row>
        <table:table-row table:style-name="ro1">
          <table:table-cell office:value-type="string">
            <office:annotation draw:style-name="gr2" draw:text-style-name="P2" svg:width="11.938cm" svg:height="3.523cm" svg:x="9.669cm" svg:y="12.752cm" draw:caption-point-x="-9.669cm" draw:caption-point-y="-12.752cm">
              <dc:date>2008-05-01T00:00:00</dc:date>
              <text:p text:style-name="P1"><text:span text:style-name="T1">DRYXOV 1 Verb-object-oblique (VOX)</text:span></text:p>
              <text:p text:style-name="P1"><text:span text:style-name="T1">DRYXOV 2 Oblique-verb-object (XVO)</text:span></text:p>
              <text:p text:style-name="P1"><text:span text:style-name="T1">DRYXOV 3 Oblique-object-verb (XOV)</text:span></text:p>
              <text:p text:style-name="P1"><text:span text:style-name="T1">DRYXOV 4 Object-oblique-verb (OXV)</text:span></text:p>
              <text:p text:style-name="P1"><text:span text:style-name="T1">DRYXOV 5 Object-verb-oblique (OVX)</text:span></text:p>
              <text:p text:style-name="P1"><text:span text:style-name="T1">DRYXOV 6 More than one order with none dominant</text:span></text:p>
              <text:p text:style-name="P2"><text:span text:style-name="T2"/></text:p>
            </office:annotation>
            <text:p>DRYXOV Order of Object, Oblique, and Verb</text:p>
          </table:table-cell>
          <table:table-cell table:number-columns-repeated="255"/>
        </table:table-row>
        <table:table-row table:style-name="ro1">
          <table:table-cell office:value-type="string">
            <text:p># Notes: I’ll allow polymorphic characters since my recoding will create polymorphisms too</text:p>
          </table:table-cell>
          <table:table-cell table:style-name="Default" table:number-columns-repeated="4"/>
          <table:table-cell/>
          <table:table-cell table:style-name="Default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2/03/2009</text:date>, <text:time>11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5-01T10:49:28</meta:creation-date>
    <dc:creator>Michael Dunn</dc:creator>
    <dc:date>2009-03-02T11:45:26</dc:date>
    <dc:language>en-US</dc:language>
    <meta:editing-cycles>26</meta:editing-cycles>
    <meta:editing-duration>P1DT9H57M14S</meta:editing-duration>
    <meta:user-defined meta:name="Info 1"/>
    <meta:user-defined meta:name="Info 2"/>
    <meta:user-defined meta:name="Info 3"/>
    <meta:user-defined meta:name="Info 4"/>
    <meta:document-statistic meta:table-count="1" meta:cell-count="86"/>
  </office:meta>
</office:document-meta>
</file>